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UnitRequestBuilderTests.buildRequestSchemeHt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RequestedSessionId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buildRequestQueryWithMultipleQuer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buildRequestBasicAu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mlUnitRequestBuilderTests.buildRequestParameterMapFromSingleQueryParamWithoutValueAndWithoutEquals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buildRequestCookies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UnitRequestBuilderTests.buildRequestSessionFalseWithExisting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UnitRequestBuilderTests.mergeReques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UnitRequestBuilderTests.setContextPathEndsWith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setContextPa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buildRequestServletPathWithEncoded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mergeSessionNot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buildReques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buildRequestCookiesMul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mlUnitRequestBuilderTests.buildReques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buildRequestLocaleEnGbQ0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SessionWithExisting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mlUnitRequestBuilderTests.buildRequestCookie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buildReques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mlUnitRequestBuilderTests.buildRequestParameterMapFromSingleQuery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buildReques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UnitRequestBuilderTests.buildReques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buildReques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buildReques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UnitRequestBuilderTests.buildRequestLocale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buildRequestMetho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UnitRequestBuilderTests.buildRequestRemot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SessionI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mergeDoesNotCorruptPathInfoOn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UnitRequestBuilderTests.build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buildRequestContextPathMul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s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SessionIsNew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buildReques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buildRequestAndAntPathReques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buildRequestDefaul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buildRequestContextPath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buildRequestLocaleEnQ0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ParameterMapDecodesParamet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buildRequestRemotePort808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setContextPathDoesNotStartWith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buildRequestLocaleEn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ContextPathExplic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buildRequestPathInf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ParameterMapFromMultipleQuer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UnitRequestBuilderTests.merge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mlUnitRequestBuilderTests.buildRequestRemotePort80With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LocaleD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constructorNullWeb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buildReques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buildRequestParameterMapFromSingleQueryParamWithoutValueButWithEquals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buildRequestSession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mlUnitRequestBuilderTests.merg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UnitRequestBuilderTests.buildRequestLocal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constructorNullWeb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buildRequestContextPathI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assertSingleSessionCookie( String expec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UnitRequestBuilderTests.buildRequestQueryWithSingleQueryParamWithoutValueButWithEquals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buildRequestQueryWithSingleQueryParamWithoutValueAndWithoutEquals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buildRequestLocaleF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buildRequestContextPathUsesFirstSegment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buildRequestParameterMapDecodes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merge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mlUnitRequestBuilderTests.buildReques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UnitRequestBuilderTests.constructorNullS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buildRequestSchemeHtt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ContextPathUsesNoFirstSegmentWith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SessionFalse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LocaleMul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setContextPathEmp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buildRequestQueryWithSingleQuery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buildReques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UnitRequestBuilderTests.buildRequestContentTypeWithFormSubmi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UnitRequestBuilderTests.buildRequestQueryWithSingleQueryParamWithValueSetToEncoded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merg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UnitRequestBuilderTests.buildRequestSession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ParameterMapFromSingleQueryParamWithValueSetToEncoded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RequestBuilderTests.buildRequestServerPor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RequestBuilderTests.buildRequestLocal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RequestBuilderTests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